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64cm" fo:min-width="2.676cm"/>
    </style:style>
    <style:style style:name="gr2" style:family="graphic" style:parent-style-name="standard">
      <style:graphic-properties draw:textarea-horizontal-align="justify" draw:textarea-vertical-align="middle" draw:auto-grow-height="false" fo:min-height="3.901cm" fo:min-width="2.676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4.70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3.687cm"/>
    </style:style>
    <style:style style:name="gr7" style:family="graphic" style:parent-style-name="standard">
      <style:graphic-properties draw:stroke="none" svg:stroke-color="#000000" draw:fill="none" draw:fill-color="#ffffff" fo:min-height="0.91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background-color="#eeeeee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048cm" svg:x="1.127cm" svg:y="1.489cm">
          <text:p text:style-name="P1"><text:span text:style-name="T1">UAL</text:span></text:p>
          <text:p text:style-name="P1"><text:span text:style-name="T1">OpenStack</text:span></text:p>
          <text:p text:style-name="P1"><text:span text:style-name="T1">Swift</text:span></text:p>
          <text:p text:style-name="P1"><text:span text:style-name="T1">Preservation</text:span></text:p>
          <draw:enhanced-geometry svg:viewBox="0 0 88 21600" draw:glue-points="44 ?f6 44 0 0 10800 44 21600 88 10800" draw:text-areas="0 ?f6 88 ?f3" draw:type="can" draw:modifiers="3943.324250681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175cm" svg:height="5.715cm" svg:x="23.606cm" svg:y="1.108cm">
          <text:p text:style-name="P1"><text:span text:style-name="T1">CWRC </text:span></text:p>
          <text:p text:style-name="P1"><text:span text:style-name="T1">Repository</text:span></text:p>
          <text:p text:style-name="P1"><text:span text:style-name="T1"/></text:p>
          <text:p text:style-name="P1"><text:span text:style-name="T1"/></text:p>
          <text:p text:style-name="P2"><text:span text:style-name="T2"><text:s/></text:span><text:span text:style-name="T2">AUDIT API </text:span></text:p>
          <text:p text:style-name="P2"><text:span text:style-name="T1"/></text:p>
          <text:p text:style-name="P2"><text:span text:style-name="T1"/></text:p>
          <text:p text:style-name="P2"><text:span text:style-name="T2"><text:s/></text:span><text:span text:style-name="T2">AIP API </text:span></text:p>
          <draw:enhanced-geometry svg:viewBox="0 0 88 21600" draw:glue-points="44 ?f6 44 0 0 10800 44 21600 88 10800" draw:text-areas="0 ?f6 88 ?f3" draw:type="can" draw:modifiers="2161.511546536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5.207cm" svg:height="2.667cm" svg:x="10.652cm" svg:y="1.743cm">
          <text:p text:style-name="P1"><text:span text:style-name="T3">cwrc_preserver.r</text:span><text:span text:style-name="T3">b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859cm" svg:y1="2.124cm" svg:x2="23.606cm" svg:y2="4.283cm">
          <text:p/>
        </draw:line>
        <draw:line draw:style-name="gr4" draw:text-style-name="P4" draw:layer="layout" svg:x1="23.606cm" svg:y1="4.537cm" svg:x2="15.859cm" svg:y2="2.378cm">
          <text:p/>
        </draw:line>
        <draw:line draw:style-name="gr4" draw:text-style-name="P4" draw:layer="layout" svg:x1="15.986cm" svg:y1="3.902cm" svg:x2="23.606cm" svg:y2="5.807cm">
          <text:p/>
        </draw:line>
        <draw:line draw:style-name="gr4" draw:text-style-name="P4" draw:layer="layout" svg:x1="23.606cm" svg:y1="6.061cm" svg:x2="15.859cm" svg:y2="4.156cm">
          <text:p/>
        </draw:line>
        <draw:line draw:style-name="gr4" draw:text-style-name="P4" draw:layer="layout" svg:x1="10.652cm" svg:y1="2.124cm" svg:x2="4.302cm" svg:y2="2.759cm">
          <text:p/>
        </draw:line>
        <draw:line draw:style-name="gr4" draw:text-style-name="P4" draw:layer="layout" svg:x1="10.652cm" svg:y1="3.267cm" svg:x2="4.429cm" svg:y2="4.029cm">
          <text:p/>
        </draw:line>
        <draw:frame draw:style-name="gr5" draw:text-style-name="P5" draw:layer="layout" svg:width="1.397cm" svg:height="0.962cm" svg:x="17.51cm" svg:y="1.743cm">
          <draw:text-box>
            <text:p>(1)</text:p>
          </draw:text-box>
        </draw:frame>
        <draw:frame draw:style-name="gr5" draw:text-style-name="P5" draw:layer="layout" svg:width="1.397cm" svg:height="0.962cm" svg:x="17.764cm" svg:y="3.013cm">
          <draw:text-box>
            <text:p>(2)</text:p>
          </draw:text-box>
        </draw:frame>
        <draw:frame draw:style-name="gr5" draw:text-style-name="P5" draw:layer="layout" svg:width="1.397cm" svg:height="0.962cm" svg:x="6.715cm" svg:y="1.616cm">
          <draw:text-box>
            <text:p>(3)</text:p>
          </draw:text-box>
        </draw:frame>
        <draw:frame draw:style-name="gr5" draw:text-style-name="P5" draw:layer="layout" svg:width="1.397cm" svg:height="0.962cm" svg:x="19.542cm" svg:y="4.156cm">
          <draw:text-box>
            <text:p>(5)</text:p>
          </draw:text-box>
        </draw:frame>
        <draw:frame draw:style-name="gr5" draw:text-style-name="P5" draw:layer="layout" svg:width="1.397cm" svg:height="0.962cm" svg:x="6.334cm" svg:y="3.648cm">
          <draw:text-box>
            <text:p>(6)</text:p>
          </draw:text-box>
        </draw:frame>
        <draw:frame draw:style-name="gr6" draw:text-style-name="P7" draw:layer="layout" svg:width="13.716cm" svg:height="4.043cm" svg:x="2.27cm" svg:y="5.199cm">
          <draw:text-box>
            <text:p text:style-name="P6"><text:span text:style-name="T1">(1) request audit list from CWRC</text:span></text:p>
            <text:p text:style-name="P6"><text:span text:style-name="T1">(2) response: JSON PID/timestamp pairs</text:span></text:p>
            <text:p text:style-name="P6"><text:span text:style-name="T1">(3) inspect preservation content for each PID</text:span></text:p>
            <text:p text:style-name="P6"><text:span text:style-name="T1">(4) test comparators: </text:span></text:p>
            <text:p text:style-name="P6"><text:span text:style-name="T1"><text:tab/></text:span><text:span text:style-name="T1">no PID present, timestamp older, size zero, forced manual </text:span><text:span text:style-name="T1"><text:tab/></text:span><text:span text:style-name="T1"><text:tab/></text:span><text:span text:style-name="T1">update via specified list of PIDs</text:span></text:p>
            <text:p text:style-name="P6"><text:span text:style-name="T1">(5) if true: request AIP (Bag) from CWRC</text:span></text:p>
            <text:p text:style-name="P6"><text:span text:style-name="T1">(6) if applicable: post AIP to preservation</text:span></text:p>
          </draw:text-box>
        </draw:frame>
        <draw:frame draw:style-name="gr5" draw:text-style-name="P5" draw:layer="layout" svg:width="1.397cm" svg:height="0.962cm" svg:x="12.557cm" svg:y="3.448cm">
          <draw:text-box>
            <text:p>(4)</text:p>
          </draw:text-box>
        </draw:frame>
        <draw:frame draw:style-name="gr7" draw:text-style-name="P9" draw:layer="layout" svg:width="8.541cm" svg:height="1.165cm" svg:x="18.399cm" svg:y="8.112cm">
          <draw:text-box>
            <text:p text:style-name="P8"><text:span text:style-name="T4">* </text:span><text:span text:style-name="T4"><text:a xlink:href="https://github.com/ualbertalib/cwrc_preservation" xlink:type="simple">https://github.com/ualbertalib/cwrc_preservation</text:a></text:span></text:p>
            <text:p text:style-name="P8"><text:span text:style-name="T4">* </text:span><text:span text:style-name="T4"><text:a xlink:href="https://github.com/cwrc/islandora_bagit_extension" xlink:type="simple">https://github.com/cwrc/islandora_bagit_extension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0:21:56.283184030</meta:creation-date>
    <dc:date>2018-06-19T11:57:36.897876715</dc:date>
    <meta:editing-duration>PT34M6S</meta:editing-duration>
    <meta:editing-cycles>7</meta:editing-cycles>
    <meta:generator>LibreOffice/5.1.6.2$Linux_X86_64 LibreOffice_project/10m0$Build-2</meta:generator>
    <meta:document-statistic meta:object-count="17"/>
  </office:meta>
</office:document-meta>
</file>